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</office:automatic-styles>
  <office:body>
    <office:text text:use-soft-page-breaks="true">
      <text:p text:style-name="P1">&lt;!DOCTYPE html&gt;</text:p>
      <text:p text:style-name="P2">&lt;html lang="en"&gt;</text:p>
      <text:p text:style-name="P3">&lt;head&gt;</text:p>
      <text:p text:style-name="P4">&lt;meta charset="UTF-8"&gt;</text:p>
      <text:p text:style-name="P5">&lt;meta name="viewport" content="width=device-width, initial-scale=1.0"&gt;</text:p>
      <text:p text:style-name="P6">&lt;title&gt;University Events&lt;/title&gt;</text:p>
      <text:p text:style-name="P7">&lt;link rel="stylesheet" href="styles.css"&gt;</text:p>
      <text:p text:style-name="P8">&lt;style&gt;<text:s/></text:p>
      <text:p text:style-name="P9">body {</text:p>
      <text:p text:style-name="P10"><text:s text:c="2"/>font-family: Arial, sans-serif;</text:p>
      <text:p text:style-name="P11"><text:s text:c="2"/>margin: 0;</text:p>
      <text:p text:style-name="P12"><text:s text:c="2"/>padding: 0;</text:p>
      <text:p text:style-name="P13"><text:s text:c="2"/>background-color: #f7f7f7;</text:p>
      <text:p text:style-name="P14">}</text:p>
      <text:p text:style-name="P15"/>
      <text:p text:style-name="P16">.container {</text:p>
      <text:p text:style-name="P17"><text:s text:c="2"/>max-width: 800px;</text:p>
      <text:p text:style-name="P18"><text:s text:c="2"/>margin: 50px auto;</text:p>
      <text:p text:style-name="P19"><text:s text:c="2"/>padding: 20px;</text:p>
      <text:p text:style-name="P20"><text:s text:c="2"/>background-color: #fff;</text:p>
      <text:p text:style-name="P21"><text:s text:c="2"/>border-radius: 10px;</text:p>
      <text:p text:style-name="P22"><text:s text:c="2"/>box-shadow: 0 0 10px rgba(0, 0, 0, 0.1);</text:p>
      <text:p text:style-name="P23">}</text:p>
      <text:p text:style-name="P24"/>
      <text:p text:style-name="P25">.events-section {</text:p>
      <text:p text:style-name="P26"><text:s text:c="2"/>margin-bottom: 30px;</text:p>
      <text:p text:style-name="P27">}</text:p>
      <text:p text:style-name="P28"/>
      <text:p text:style-name="P29">.section-title {</text:p>
      <text:p text:style-name="P30"><text:s text:c="2"/>font-size: 24px;</text:p>
      <text:p text:style-name="P31"><text:s text:c="2"/>font-weight: bold;</text:p>
      <text:p text:style-name="P32"><text:s text:c="2"/>color: #8B008B;</text:p>
      <text:p text:style-name="P33"><text:s text:c="2"/>margin-bottom: 10px;</text:p>
      <text:p text:style-name="P34">}</text:p>
      <text:p text:style-name="P35"/>
      <text:p text:style-name="P36">.event-list {</text:p>
      <text:p text:style-name="P37"><text:s text:c="2"/>list-style: none;</text:p>
      <text:p text:style-name="P38"><text:s text:c="2"/>padding: 0;</text:p>
      <text:p text:style-name="P39">}</text:p>
      <text:p text:style-name="P40"/>
      <text:p text:style-name="P41">.event-list li {</text:p>
      <text:p text:style-name="P42"><text:s text:c="2"/>margin-bottom: 10px;</text:p>
      <text:p text:style-name="P43"><text:s text:c="2"/>background-color: #f9f9f9;</text:p>
      <text:p text:style-name="P44"><text:s text:c="2"/>padding: 10px;</text:p>
      <text:p text:style-name="P45"><text:s text:c="2"/>border-radius: 5px;</text:p>
      <text:p text:style-name="P46">}</text:p>
      <text:p text:style-name="P47"/>
      <text:p text:style-name="P48">.event-list li a {</text:p>
      <text:p text:style-name="P49"><text:s text:c="2"/>color: #007bff;</text:p>
      <text:p text:style-name="P50"><text:s text:c="2"/>text-decoration: none;</text:p>
      <text:p text:style-name="P51"><text:s text:c="2"/>font-weight: bold;</text:p>
      <text:p text:style-name="P52">}</text:p>
      <text:p text:style-name="P53"/>
      <text:p text:style-name="P54">.event-list li a:hover {</text:p>
      <text:p text:style-name="P55"><text:s text:c="2"/>text-decoration: underline;</text:p>
      <text:p text:style-name="P56">}</text:p>
      <text:p text:style-name="P57"/>
      <text:p text:style-name="P58">&lt;/style&gt;</text:p>
      <text:soft-page-break/>
      <text:p text:style-name="P59">&lt;/head&gt;</text:p>
      <text:p text:style-name="P60">&lt;body&gt;</text:p>
      <text:p text:style-name="P61">&lt;div class="container"&gt;</text:p>
      <text:p text:style-name="P62"><text:s text:c="2"/>&lt;div class="events-section"&gt;</text:p>
      <text:p text:style-name="P63"><text:s text:c="4"/>&lt;h2 class="section-title"&gt;My Events&lt;/h2&gt;</text:p>
      <text:p text:style-name="P64"><text:s text:c="4"/>&lt;ul class="event-list"&gt;</text:p>
      <text:p text:style-name="P65"><text:s text:c="6"/>&lt;li&gt;&lt;a href="Feedback_form.html"&gt;Academic Conferences&lt;/a&gt;&lt;/li&gt;</text:p>
      <text:p text:style-name="P66"><text:s text:c="6"/>&lt;li&gt;Workshops and Seminars&lt;/li&gt;</text:p>
      <text:p text:style-name="P67"><text:s text:c="6"/>&lt;li&gt;Cultural Festivals&lt;/li&gt;</text:p>
      <text:p text:style-name="P68"><text:s text:c="6"/>&lt;!-- Add more events as needed --&gt;</text:p>
      <text:p text:style-name="P69"><text:s text:c="4"/>&lt;/ul&gt;</text:p>
      <text:p text:style-name="P70"><text:s text:c="2"/>&lt;/div&gt;</text:p>
      <text:p text:style-name="P71"><text:s text:c="2"/>&lt;div class="events-section"&gt;</text:p>
      <text:p text:style-name="P72"><text:s text:c="4"/>&lt;h2 class="section-title"&gt;Upcoming Events&lt;/h2&gt;</text:p>
      <text:p text:style-name="P73"><text:s text:c="4"/>&lt;ul class="event-list"&gt;</text:p>
      <text:p text:style-name="P74"><text:s text:c="6"/>&lt;li&gt;Sports Tournaments&lt;/li&gt;</text:p>
      <text:p text:style-name="P75"><text:s text:c="6"/>&lt;li&gt;Hackathons&lt;/li&gt;</text:p>
      <text:p text:style-name="P76"><text:s text:c="6"/>&lt;li&gt;Debate Competitions&lt;/li&gt;</text:p>
      <text:p text:style-name="P77"><text:s text:c="6"/>&lt;!-- Add more events as needed --&gt;</text:p>
      <text:p text:style-name="P78"><text:s text:c="4"/>&lt;/ul&gt;</text:p>
      <text:p text:style-name="P79"><text:s text:c="2"/>&lt;/div&gt;</text:p>
      <text:p text:style-name="P80">&lt;/div&gt;</text:p>
      <text:p text:style-name="P81">&lt;/body&gt;</text:p>
      <text:p text:style-name="P82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style:style style:name="apple-tab-span" style:display-name="apple-tab-span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gar Jadhav</meta:initial-creator>
    <dc:creator>Sagar Jadhav</dc:creator>
    <meta:creation-date>2024-04-25T14:29:00Z</meta:creation-date>
    <dc:date>2024-04-25T14:31:00Z</dc:date>
    <meta:template xlink:href="Normal" xlink:type="simple"/>
    <meta:editing-cycles>1</meta:editing-cycles>
    <meta:editing-duration>PT120S</meta:editing-duration>
    <meta:document-statistic meta:page-count="2" meta:paragraph-count="3" meta:word-count="235" meta:character-count="1574" meta:row-count="11" meta:non-whitespace-character-count="1342"/>
  </office:meta>
</office:document-meta>
</file>